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723cm" fo:min-width="2.86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8cm" fo:min-width="1.623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766cm" fo:min-width="4.20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073cm" fo:min-width="0cm"/>
    </style:style>
    <style:style style:name="gr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1.831cm"/>
      <style:paragraph-properties style:writing-mode="lr-tb"/>
    </style:style>
    <style:style style:name="gr9" style:family="graphic" style:parent-style-name="objectwithoutfill">
      <style:graphic-properties draw:fill="solid" draw:textarea-vertical-align="middle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18cm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3.362cm" svg:height="0.973cm" svg:x="9.365cm" svg:y="4.8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123cm" svg:height="1.468cm" svg:x="10.064cm" svg:y="3.163cm">
          <draw:text-box>
            <text:p><text:span text:style-name="T1">V</text:span><text:span text:style-name="T2"> </text:span></text:p>
          </draw:text-box>
        </draw:frame>
        <draw:connector draw:style-name="gr3" draw:text-style-name="P3" draw:layer="layout" draw:line-skew="1.698cm" svg:x1="12.727cm" svg:y1="5.332cm" svg:x2="15.477cm" svg:y2="5.385cm" draw:start-shape="id1" draw:start-glue-point="1" draw:end-shape="id2" draw:end-glue-point="6" svg:d="M12727 5332h3073v53h-323" svg:viewBox="0 0 3074 54">
          <text:p/>
        </draw:connector>
        <draw:frame draw:style-name="gr4" draw:text-style-name="P5" draw:layer="layout" svg:width="4.704cm" svg:height="3.016cm" svg:x="9.6cm" svg:y="6cm">
          <draw:text-box>
            <text:p text:style-name="P4"><text:span text:style-name="T3">R</text:span><text:span text:style-name="T4">eq </text:span><text:span text:style-name="T3">= R</text:span><text:span text:style-name="T4">5</text:span></text:p>
          </draw:text-box>
        </draw:frame>
        <draw:custom-shape draw:style-name="gr5" draw:text-style-name="P3" xml:id="id3" draw:id="id3" draw:layer="layout" svg:width="0.469cm" svg:height="0.457cm" svg:x="6.701cm" svg:y="5.09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xml:id="id2" draw:id="id2" draw:layer="layout" svg:width="0.469cm" svg:height="0.457cm" svg:x="15.477cm" svg:y="5.1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 xml:id="id4" draw:id="id4">
          <draw:line draw:style-name="gr6" draw:text-style-name="P6" draw:layer="layout" svg:x1="15.677cm" svg:y1="7.376cm" svg:x2="15.677cm" svg:y2="8.361cm">
            <text:p/>
          </draw:line>
          <draw:line draw:style-name="gr6" draw:text-style-name="P6" draw:layer="layout" svg:x1="14.151cm" svg:y1="8.37cm" svg:x2="17.203cm" svg:y2="8.37cm">
            <text:p/>
          </draw:line>
          <draw:line draw:style-name="gr6" draw:text-style-name="P6" draw:layer="layout" svg:x1="14.153cm" svg:y1="9.36cm" svg:x2="17.205cm" svg:y2="9.36cm">
            <text:p/>
          </draw:line>
          <draw:line draw:style-name="gr6" draw:text-style-name="P6" draw:layer="layout" svg:x1="15.677cm" svg:y1="9.355cm" svg:x2="15.677cm" svg:y2="10.34cm">
            <text:p/>
          </draw:line>
        </draw:g>
        <draw:line draw:style-name="gr7" draw:text-style-name="P6" draw:layer="layout" svg:x1="17.8cm" svg:y1="7.2cm" svg:x2="17.8cm" svg:y2="10.204cm">
          <text:p/>
        </draw:line>
        <draw:frame draw:style-name="gr8" draw:text-style-name="P7" draw:layer="layout" svg:width="2.331cm" svg:height="1.971cm" svg:x="12.992cm" svg:y="9.372cm">
          <draw:text-box>
            <text:p>C</text:p>
          </draw:text-box>
        </draw:frame>
        <draw:connector draw:style-name="gr9" draw:text-style-name="P8" draw:layer="layout" draw:type="line" svg:x1="9.365cm" svg:y1="5.332cm" svg:x2="7.17cm" svg:y2="5.32cm" draw:start-shape="id1" draw:start-glue-point="3" draw:end-shape="id3" draw:end-glue-point="10" svg:d="M9365 5332l-2195-12" svg:viewBox="0 0 2196 13">
          <text:p/>
        </draw:connector>
        <draw:connector draw:style-name="gr9" draw:text-style-name="P8" draw:layer="layout" draw:type="line" svg:x1="15.711cm" svg:y1="5.613cm" svg:x2="15.678cm" svg:y2="7.376cm" draw:start-shape="id2" draw:end-shape="id4" draw:end-glue-point="0" svg:d="M15711 5613l-33 1763" svg:viewBox="0 0 34 1764">
          <text:p/>
        </draw:connector>
        <draw:connector draw:style-name="gr9" draw:text-style-name="P8" xml:id="id5" draw:id="id5" draw:layer="layout" draw:type="line" svg:x1="6.957cm" svg:y1="13.33cm" svg:x2="6.936cm" svg:y2="5.548cm" draw:end-shape="id3" draw:end-glue-point="8" svg:d="M6957 13330l-21-7782" svg:viewBox="0 0 22 7783">
          <text:p/>
        </draw:connector>
        <draw:line draw:style-name="gr7" draw:text-style-name="P6" draw:layer="layout" svg:x1="16.264cm" svg:y1="4.631cm" svg:x2="14.092cm" svg:y2="4.631cm">
          <text:p/>
        </draw:line>
        <draw:frame draw:style-name="gr10" draw:text-style-name="P5" draw:layer="layout" svg:width="2.822cm" svg:height="1.7cm" svg:x="15.01cm" svg:y="2.8cm">
          <draw:text-box>
            <text:p text:style-name="P4"><text:span text:style-name="T3">I</text:span><text:span text:style-name="T4">x</text:span></text:p>
          </draw:text-box>
        </draw:frame>
        <draw:frame draw:style-name="gr11" draw:text-style-name="P7" draw:layer="layout" svg:width="2.195cm" svg:height="1.468cm" svg:x="16.405cm" svg:y="10.732cm">
          <draw:text-box>
            <text:p>-</text:p>
          </draw:text-box>
        </draw:frame>
        <draw:frame draw:style-name="gr11" draw:text-style-name="P7" draw:layer="layout" svg:width="1.882cm" svg:height="1.468cm" svg:x="11.56cm" svg:y="3.105cm">
          <draw:text-box>
            <text:p>+</text:p>
          </draw:text-box>
        </draw:frame>
        <draw:connector draw:style-name="gr9" draw:text-style-name="P8" draw:layer="layout" draw:type="line" svg:x1="6.957cm" svg:y1="13.33cm" svg:x2="15.682cm" svg:y2="13.4cm" draw:start-shape="id5" draw:start-glue-point="2" draw:end-shape="id6" draw:end-glue-point="2" svg:d="M6957 13330l8725 70" svg:viewBox="0 0 8726 71">
          <text:p/>
        </draw:connector>
        <draw:connector draw:style-name="gr9" draw:text-style-name="P8" xml:id="id6" draw:id="id6" draw:layer="layout" draw:type="line" svg:x1="15.682cm" svg:y1="13.4cm" svg:x2="15.678cm" svg:y2="10.34cm" draw:end-shape="id4" draw:end-glue-point="2" svg:d="M15682 13400l-4-3060" svg:viewBox="0 0 5 3061">
          <text:p/>
        </draw:connector>
        <draw:frame draw:style-name="gr11" draw:text-style-name="P7" draw:layer="layout" svg:width="2.195cm" svg:height="1.468cm" svg:x="8.605cm" svg:y="3.163cm">
          <draw:text-box>
            <text:p>-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17:38:58.282352340</meta:creation-date>
    <dc:date>2021-04-06T00:25:37.549417843</dc:date>
    <meta:editing-duration>PT40M38S</meta:editing-duration>
    <meta:editing-cycles>7</meta:editing-cycles>
    <meta:generator>LibreOffice/6.4.6.2$Linux_X86_64 LibreOffice_project/40$Build-2</meta:generator>
    <meta:document-statistic meta:object-count="46"/>
  </office:meta>
</office:document-meta>
</file>